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adornments="Normal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Times New Roman" svg:font-family="'Times New Roman'" style:font-family-generic="roman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Trebuchet MS2" svg:font-family="'Trebuchet MS'" style:font-adornments="Gras" style:font-family-generic="swiss" style:font-pitch="variable"/>
    <style:font-face style:name="Trebuchet MS3" svg:font-family="'Trebuchet MS'" style:font-adornments="Normal" style:font-family-generic="swiss" style:font-pitch="variable"/>
  </office:font-face-decls>
  <office:automatic-styles>
    <style:style style:name="Tableau1" style:family="table">
      <style:table-properties style:width="17.801cm" table:align="margins"/>
    </style:style>
    <style:style style:name="Tableau1.A" style:family="table-column">
      <style:table-column-properties style:column-width="17.801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801cm" table:align="margins"/>
    </style:style>
    <style:style style:name="Tableau2.A" style:family="table-column">
      <style:table-column-properties style:column-width="17.801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.801cm" table:align="margins"/>
    </style:style>
    <style:style style:name="Tableau3.A" style:family="table-column">
      <style:table-column-properties style:column-width="17.801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.801cm" table:align="margins"/>
    </style:style>
    <style:style style:name="Tableau4.A" style:family="table-column">
      <style:table-column-properties style:column-width="17.801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.801cm" table:align="margins"/>
    </style:style>
    <style:style style:name="Tableau5.A" style:family="table-column">
      <style:table-column-properties style:column-width="17.801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.801cm" table:align="margins"/>
    </style:style>
    <style:style style:name="Tableau6.A" style:family="table-column">
      <style:table-column-properties style:column-width="17.801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.801cm" table:align="margins"/>
    </style:style>
    <style:style style:name="Tableau7.A" style:family="table-column">
      <style:table-column-properties style:column-width="17.801cm" style:rel-column-width="65535*"/>
    </style:style>
    <style:style style:name="Tableau7.A1" style:family="table-cell">
      <style:table-cell-properties fo:padding="0.097cm" fo:border="0.5pt solid #000000"/>
    </style:style>
    <style:style style:name="P1" style:family="paragraph" style:parent-style-name="Footer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officeooo:paragraph-rsid="00a98ae6" style:font-size-asian="12pt" style:font-size-complex="12pt"/>
    </style:style>
    <style:style style:name="P3" style:family="paragraph" style:parent-style-name="Standard">
      <style:paragraph-properties fo:margin-left="0.159cm" fo:margin-right="0cm" fo:text-indent="0cm" style:auto-text-indent="false"/>
      <style:text-properties fo:font-size="12pt" officeooo:paragraph-rsid="00a98ae6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paragraph-rsid="00b8b063" style:font-size-asian="12pt" style:font-size-complex="12pt"/>
    </style:style>
    <style:style style:name="P5" style:family="paragraph" style:parent-style-name="Standard">
      <style:paragraph-properties fo:margin-left="0.159cm" fo:margin-right="0cm" fo:text-indent="0cm" style:auto-text-indent="false"/>
      <style:text-properties style:font-name="Times New Roman" fo:font-size="12pt" officeooo:paragraph-rsid="00a98ae6" style:font-size-asian="12pt" style:font-size-complex="12pt"/>
    </style:style>
    <style:style style:name="P6" style:family="paragraph" style:parent-style-name="Standard">
      <style:paragraph-properties fo:margin-left="0.159cm" fo:margin-right="0cm" fo:text-indent="0cm" style:auto-text-indent="false"/>
      <style:text-properties style:font-name="Times New Roman" fo:font-size="12pt" officeooo:rsid="00ba12aa" officeooo:paragraph-rsid="00ba12aa" style:font-size-asian="12pt" style:font-size-complex="12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paragraph-rsid="00a98ae6" style:font-size-asian="12pt" style:font-size-complex="12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rsid="00bee080" officeooo:paragraph-rsid="00bee080" style:font-size-asian="12pt" style:font-size-complex="12pt"/>
    </style:style>
    <style:style style:name="P9" style:family="paragraph" style:parent-style-name="Standard">
      <style:paragraph-properties fo:margin-left="0.159cm" fo:margin-right="0cm" fo:text-indent="0cm" style:auto-text-indent="false"/>
      <style:text-properties style:font-name="Times New Roman" fo:font-size="12pt" fo:font-weight="bold" officeooo:paragraph-rsid="00a98ae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b8b063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style:font-name="Courier New" fo:font-size="12pt" officeooo:paragraph-rsid="00a98ae6" style:font-size-asian="12pt" style:font-size-complex="12pt"/>
    </style:style>
    <style:style style:name="P12" style:family="paragraph" style:parent-style-name="Standard">
      <style:text-properties fo:color="#000000" loext:opacity="100%" style:font-name="Times New Roman" fo:font-size="12pt" fo:font-weight="normal" officeooo:paragraph-rsid="00aa693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color="#000000" loext:opacity="100%" style:font-name="Times New Roman" fo:font-size="12pt" fo:font-weight="normal" officeooo:paragraph-rsid="00aa693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088cm" fo:margin-bottom="0cm" style:contextual-spacing="false"/>
      <style:text-properties fo:color="#000000" loext:opacity="100%" style:font-name="Times New Roman" fo:font-size="12pt" officeooo:paragraph-rsid="00a98ae6" style:font-size-asian="12pt" style:font-size-complex="12pt"/>
    </style:style>
    <style:style style:name="P15" style:family="paragraph" style:parent-style-name="Standard">
      <style:paragraph-properties fo:margin-top="0.088cm" fo:margin-bottom="0cm" style:contextual-spacing="false" fo:text-align="end" style:justify-single-word="false"/>
      <style:text-properties fo:color="#000000" loext:opacity="100%" style:font-name="Times New Roman" fo:font-size="12pt" officeooo:paragraph-rsid="00a98ae6" style:font-size-asian="12pt" style:font-size-complex="12pt"/>
    </style:style>
    <style:style style:name="P16" style:family="paragraph" style:parent-style-name="Standard">
      <style:paragraph-properties fo:margin-top="0.088cm" fo:margin-bottom="0.499cm" style:contextual-spacing="false" fo:text-align="end" style:justify-single-word="false"/>
      <style:text-properties fo:color="#000000" loext:opacity="100%" style:font-name="Times New Roman" fo:font-size="12pt" officeooo:paragraph-rsid="00aa6bad" style:font-size-asian="12pt" style:font-size-complex="12pt"/>
    </style:style>
    <style:style style:name="P17" style:family="paragraph" style:parent-style-name="Standard">
      <style:paragraph-properties fo:margin-top="0.088cm" fo:margin-bottom="0cm" style:contextual-spacing="false" fo:text-align="end" style:justify-single-word="false"/>
      <style:text-properties fo:color="#000000" loext:opacity="100%" style:font-name="Times New Roman" fo:font-size="12pt" officeooo:rsid="00c767fe" officeooo:paragraph-rsid="00c767fe" style:font-size-asian="12pt" style:font-size-complex="12pt"/>
    </style:style>
    <style:style style:name="P18" style:family="paragraph" style:parent-style-name="Standard">
      <style:paragraph-properties fo:margin-top="0.088cm" fo:margin-bottom="0.499cm" style:contextual-spacing="false"/>
      <style:text-properties fo:color="#000000" loext:opacity="100%" style:font-name="Times New Roman" fo:font-size="12pt" officeooo:paragraph-rsid="00aa6bad" style:font-size-asian="12pt" style:font-size-complex="12pt"/>
    </style:style>
    <style:style style:name="P19" style:family="paragraph" style:parent-style-name="Table_20_Contents">
      <style:text-properties officeooo:rsid="00c6b0fe" officeooo:paragraph-rsid="00c6b0fe" fo:background-color="transparent"/>
    </style:style>
    <style:style style:name="P20" style:family="paragraph" style:parent-style-name="Heading_20_1" style:master-page-name="Standard">
      <loext:graphic-properties draw:fill="solid" draw:fill-color="#280099" draw:opacity="100%"/>
      <style:paragraph-properties fo:margin-left="0cm" fo:margin-right="0cm" fo:margin-top="0cm" fo:margin-bottom="0.21cm" style:contextual-spacing="false" fo:text-align="center" style:justify-single-word="false" fo:text-indent="0cm" style:auto-text-indent="false" style:page-number="auto" fo:background-color="#280099" style:shadow="none" fo:keep-with-next="always">
        <style:tab-stops>
          <style:tab-stop style:position="1.752cm"/>
        </style:tab-stops>
      </style:paragraph-properties>
      <style:text-properties officeooo:paragraph-rsid="00b018fe"/>
    </style:style>
    <style:style style:name="P21" style:family="paragraph" style:parent-style-name="Heading_20_2">
      <style:paragraph-properties fo:break-before="page"/>
      <style:text-properties officeooo:rsid="00b6ec7c" officeooo:paragraph-rsid="00b6ec7c"/>
    </style:style>
    <style:style style:name="P22" style:family="paragraph" style:parent-style-name="Heading_20_2">
      <style:text-properties style:font-name="Times New Roman"/>
    </style:style>
    <style:style style:name="P23" style:family="paragraph" style:parent-style-name="Heading_20_2">
      <style:text-properties officeooo:paragraph-rsid="00b8b063"/>
    </style:style>
    <style:style style:name="P24" style:family="paragraph" style:parent-style-name="Standard" style:list-style-name="L1">
      <style:paragraph-properties fo:margin-left="0cm" fo:margin-right="0cm" fo:text-indent="0cm" style:auto-text-indent="false"/>
      <style:text-properties style:font-name="Times New Roman" fo:font-size="12pt" officeooo:paragraph-rsid="00a98ae6" style:font-size-asian="12pt" style:font-size-complex="12pt"/>
    </style:style>
    <style:style style:name="P25" style:family="paragraph" style:parent-style-name="Standard" style:list-style-name="L1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rsid="00bc33c7" officeooo:paragraph-rsid="00bc33c7" style:font-size-asian="12pt" style:font-size-complex="12pt"/>
    </style:style>
    <style:style style:name="P26" style:family="paragraph" style:parent-style-name="Standard" style:list-style-name="L1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rsid="00bd5f63" officeooo:paragraph-rsid="00bd5f63" style:font-size-asian="12pt" style:font-size-complex="12pt"/>
    </style:style>
    <style:style style:name="P27" style:family="paragraph" style:parent-style-name="Standard" style:list-style-name="L1">
      <style:paragraph-properties fo:margin-left="0cm" fo:margin-right="0cm" fo:text-indent="0cm" style:auto-text-indent="false"/>
      <style:text-properties style:font-name="Times New Roman" fo:font-size="12pt" officeooo:rsid="00aa6bad" officeooo:paragraph-rsid="00aa6bad" style:font-size-asian="12pt" style:font-size-complex="12pt"/>
    </style:style>
    <style:style style:name="P28" style:family="paragraph" style:parent-style-name="Standard" style:list-style-name="L1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rsid="00be3d7f" officeooo:paragraph-rsid="00be3d7f" style:font-size-asian="12pt" style:font-size-complex="12pt"/>
    </style:style>
    <style:style style:name="P29" style:family="paragraph" style:parent-style-name="Standard" style:list-style-name="L1">
      <style:paragraph-properties fo:margin-left="0cm" fo:margin-right="0cm" fo:text-indent="0cm" style:auto-text-indent="false"/>
      <style:text-properties style:font-name="Times New Roman" fo:font-size="12pt" officeooo:rsid="0001629a" officeooo:paragraph-rsid="00a98ae6" style:font-size-asian="12pt" style:font-size-complex="12pt"/>
    </style:style>
    <style:style style:name="P30" style:family="paragraph" style:parent-style-name="Standard" style:list-style-name="L3">
      <style:text-properties style:font-name="Times New Roman" fo:font-size="12pt" officeooo:paragraph-rsid="00aa6932" style:font-size-asian="12pt" style:font-size-complex="12pt"/>
    </style:style>
    <style:style style:name="P31" style:family="paragraph" style:parent-style-name="Standard" style:list-style-name="L3">
      <style:text-properties style:font-name="Times New Roman" fo:font-size="12pt" officeooo:paragraph-rsid="00ba5e91" style:font-size-asian="12pt" style:font-size-complex="12pt"/>
    </style:style>
    <style:style style:name="P32" style:family="paragraph" style:parent-style-name="Standard" style:list-style-name="L3">
      <style:text-properties style:font-name="Times New Roman" fo:font-size="12pt" officeooo:rsid="00c5e571" officeooo:paragraph-rsid="00c5e571" style:font-size-asian="12pt" style:font-size-complex="12pt"/>
    </style:style>
    <style:style style:name="P33" style:family="paragraph" style:parent-style-name="Standard" style:list-style-name="L3">
      <style:paragraph-properties fo:margin-left="0cm" fo:margin-right="0cm" fo:text-indent="0cm" style:auto-text-indent="false"/>
      <style:text-properties style:font-name="Times New Roman" fo:font-size="12pt" officeooo:rsid="00c5e571" officeooo:paragraph-rsid="00c5e571" style:font-size-asian="12pt" style:font-size-complex="12pt"/>
    </style:style>
    <style:style style:name="P34" style:family="paragraph" style:parent-style-name="Standard" style:list-style-name="L3">
      <style:paragraph-properties fo:text-align="end" style:justify-single-word="false"/>
      <style:text-properties style:font-name="Times New Roman" fo:font-size="12pt" officeooo:rsid="00cbbae6" officeooo:paragraph-rsid="00cbbae6" style:font-size-asian="12pt" style:font-size-complex="12pt"/>
    </style:style>
    <style:style style:name="P35" style:family="paragraph" style:parent-style-name="Standard" style:list-style-name="L3">
      <style:paragraph-properties fo:text-align="end" style:justify-single-word="false"/>
      <style:text-properties style:font-name="Times New Roman" fo:font-size="12pt" officeooo:paragraph-rsid="00ba5e91" style:font-size-asian="12pt" style:font-size-complex="12pt"/>
    </style:style>
    <style:style style:name="P36" style:family="paragraph" style:parent-style-name="Standard" style:list-style-name="L3">
      <style:paragraph-properties fo:text-align="end" style:justify-single-word="false"/>
      <style:text-properties style:font-name="Times New Roman" fo:font-size="12pt" officeooo:rsid="00cc906e" officeooo:paragraph-rsid="00cc906e" style:font-size-asian="12pt" style:font-size-complex="12pt"/>
    </style:style>
    <style:style style:name="P37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officeooo:rsid="00bbedd8" officeooo:paragraph-rsid="00b8b063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bbedd8" officeooo:paragraph-rsid="00d0c76a" style:font-size-asian="12pt" style:font-size-complex="12pt"/>
    </style:style>
    <style:style style:name="P39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officeooo:paragraph-rsid="00b8b063" style:font-size-asian="12pt" style:font-size-complex="12pt"/>
    </style:style>
    <style:style style:name="P40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officeooo:paragraph-rsid="00d0c76a" style:font-size-asian="12pt" style:font-size-complex="12pt"/>
    </style:style>
    <style:style style:name="P41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bd8f35" officeooo:paragraph-rsid="00b8b063" style:font-size-asian="12pt" style:font-size-complex="12pt"/>
    </style:style>
    <style:style style:name="P42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officeooo:rsid="00ced7b7" officeooo:paragraph-rsid="00ced7b7" style:font-size-asian="12pt" style:font-size-complex="12pt"/>
    </style:style>
    <style:style style:name="P43" style:family="paragraph" style:parent-style-name="Standard" style:list-style-name="L4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rsid="00ced7b7" officeooo:paragraph-rsid="00ced7b7" style:font-size-asian="12pt" style:font-size-complex="12pt"/>
    </style:style>
    <style:style style:name="P44" style:family="paragraph" style:parent-style-name="Standard" style:list-style-name="L4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rsid="00d0c76a" officeooo:paragraph-rsid="00d0c76a" style:font-size-asian="12pt" style:font-size-complex="12pt"/>
    </style:style>
    <style:style style:name="P45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d0c76a" officeooo:paragraph-rsid="00d0c76a" style:font-size-asian="12pt" style:font-size-complex="12pt"/>
    </style:style>
    <style:style style:name="P46" style:family="paragraph" style:parent-style-name="Standard" style:list-style-name="L3">
      <style:text-properties fo:font-size="12pt" officeooo:paragraph-rsid="00aa6bad" style:font-size-asian="12pt" style:font-size-complex="12pt"/>
    </style:style>
    <style:style style:name="P47" style:family="paragraph" style:parent-style-name="Standard" style:list-style-name="L3">
      <style:paragraph-properties fo:margin-top="0.088cm" fo:margin-bottom="0cm" style:contextual-spacing="false"/>
      <style:text-properties fo:font-size="12pt" officeooo:paragraph-rsid="00aa6bad" style:font-size-asian="12pt" style:font-size-complex="12pt"/>
    </style:style>
    <style:style style:name="P48" style:family="paragraph" style:parent-style-name="Standard" style:list-style-name="L3">
      <style:text-properties fo:font-size="12pt" officeooo:paragraph-rsid="00ba5e91" style:font-size-asian="12pt" style:font-size-complex="12pt"/>
    </style:style>
    <style:style style:name="P49" style:family="paragraph" style:parent-style-name="Standard" style:list-style-name="L3">
      <style:paragraph-properties fo:margin-top="0.088cm" fo:margin-bottom="0cm" style:contextual-spacing="false" fo:text-align="end" style:justify-single-word="false"/>
      <style:text-properties fo:font-size="12pt" officeooo:rsid="00ce2c9e" officeooo:paragraph-rsid="00ce2c9e" style:font-size-asian="12pt" style:font-size-complex="12pt"/>
    </style:style>
    <style:style style:name="P50" style:family="paragraph" style:parent-style-name="Standard" style:list-style-name="L3">
      <style:paragraph-properties fo:margin-top="0.088cm" fo:margin-bottom="0cm" style:contextual-spacing="false"/>
      <style:text-properties fo:font-size="12pt" fo:font-style="normal" officeooo:paragraph-rsid="00ba5e91" style:font-size-asian="12pt" style:font-style-asian="normal" style:font-size-complex="12pt" style:font-style-complex="normal"/>
    </style:style>
    <style:style style:name="P51" style:family="paragraph" style:parent-style-name="Standard" style:list-style-name="L3">
      <style:paragraph-properties fo:margin-top="0.088cm" fo:margin-bottom="0cm" style:contextual-spacing="false" fo:text-align="end" style:justify-single-word="false"/>
      <style:text-properties fo:font-size="12pt" fo:font-style="normal" officeooo:rsid="00ce2c9e" officeooo:paragraph-rsid="00ce2c9e" style:font-size-asian="12pt" style:font-style-asian="normal" style:font-size-complex="12pt" style:font-style-complex="normal"/>
    </style:style>
    <style:style style:name="P52" style:family="paragraph" style:parent-style-name="Standard" style:list-style-name="L3">
      <style:text-properties fo:color="#000000" loext:opacity="100%" style:font-name="Courier New" fo:font-size="12pt" officeooo:paragraph-rsid="00aa6bad" style:font-size-asian="12pt" style:font-size-complex="12pt"/>
    </style:style>
    <style:style style:name="P53" style:family="paragraph" style:parent-style-name="Standard" style:list-style-name="L3">
      <style:paragraph-properties fo:margin-top="0.088cm" fo:margin-bottom="0cm" style:contextual-spacing="false"/>
      <style:text-properties fo:color="#000000" loext:opacity="100%" style:font-name="Courier New" fo:font-size="12pt" officeooo:paragraph-rsid="00aa6bad" style:font-size-asian="12pt" style:font-size-complex="12pt"/>
    </style:style>
    <style:style style:name="P54" style:family="paragraph" style:parent-style-name="Standard" style:list-style-name="L3">
      <style:paragraph-properties fo:text-align="start" style:justify-single-word="false"/>
      <style:text-properties fo:color="#000000" loext:opacity="100%" style:font-name="Courier New" fo:font-size="12pt" officeooo:rsid="00c6302c" officeooo:paragraph-rsid="00c6302c" style:font-size-asian="12pt" style:font-size-complex="12pt"/>
    </style:style>
    <style:style style:name="P55" style:family="paragraph" style:parent-style-name="Standard" style:list-style-name="L3">
      <style:paragraph-properties fo:margin-top="0.088cm" fo:margin-bottom="0cm" style:contextual-spacing="false" fo:text-align="end" style:justify-single-word="false"/>
      <style:text-properties fo:color="#000000" loext:opacity="100%" style:font-name="Courier New" fo:font-size="12pt" fo:font-style="normal" officeooo:rsid="00c6b0fe" officeooo:paragraph-rsid="00c6b0fe" style:font-size-asian="12pt" style:font-style-asian="normal" style:font-size-complex="12pt" style:font-style-complex="normal"/>
    </style:style>
    <style:style style:name="P56" style:family="paragraph" style:parent-style-name="Standard" style:list-style-name="L3">
      <style:paragraph-properties fo:margin-top="0.088cm" fo:margin-bottom="0cm" style:contextual-spacing="false"/>
      <style:text-properties fo:color="#000000" loext:opacity="100%" style:font-name="Courier New" fo:font-size="12pt" fo:font-style="normal" officeooo:rsid="00c6b0fe" officeooo:paragraph-rsid="00c6b0fe" style:font-size-asian="12pt" style:font-style-asian="normal" style:font-size-complex="12pt" style:font-style-complex="normal"/>
    </style:style>
    <style:style style:name="P57" style:family="paragraph" style:parent-style-name="Standard" style:list-style-name="L3">
      <style:paragraph-properties fo:margin-top="0.088cm" fo:margin-bottom="0cm" style:contextual-spacing="false"/>
      <style:text-properties fo:color="#000000" loext:opacity="100%" style:font-name="Times New Roman" fo:font-size="12pt" fo:font-style="italic" officeooo:paragraph-rsid="00aa6bad" style:font-size-asian="12pt" style:font-size-complex="12pt"/>
    </style:style>
    <style:style style:name="P58" style:family="paragraph" style:parent-style-name="Text_20_body" style:list-style-name="L2">
      <style:paragraph-properties fo:text-align="start" style:justify-single-word="false"/>
      <style:text-properties style:font-name="Times New Roman" fo:font-size="12pt" officeooo:paragraph-rsid="00bff7a7" style:font-size-asian="12pt" style:font-size-complex="12pt"/>
    </style:style>
    <style:style style:name="P59" style:family="paragraph" style:parent-style-name="Text_20_body" style:list-style-name="L2">
      <style:paragraph-properties fo:text-align="start" style:justify-single-word="false"/>
      <style:text-properties style:font-name="Times New Roman" fo:font-size="12pt" officeooo:paragraph-rsid="00b75a3b" style:font-size-asian="12pt" style:font-size-complex="12pt"/>
    </style:style>
    <style:style style:name="P60" style:family="paragraph" style:parent-style-name="Text_20_body" style:list-style-name="L2">
      <style:paragraph-properties fo:text-align="end" style:justify-single-word="false"/>
      <style:text-properties style:font-name="Times New Roman" fo:font-size="12pt" officeooo:paragraph-rsid="00b75a3b" style:font-size-asian="12pt" style:font-size-complex="12pt"/>
    </style:style>
    <style:style style:name="P61" style:family="paragraph" style:parent-style-name="Text_20_body" style:list-style-name="L2">
      <style:paragraph-properties fo:text-align="end" style:justify-single-word="false"/>
      <style:text-properties style:font-name="Times New Roman" fo:font-size="12pt" officeooo:rsid="00c1b686" officeooo:paragraph-rsid="00c1b686" style:font-size-asian="12pt" style:font-size-complex="12pt"/>
    </style:style>
    <style:style style:name="P62" style:family="paragraph" style:parent-style-name="Text_20_body" style:list-style-name="L2">
      <style:paragraph-properties fo:text-align="start" style:justify-single-word="false"/>
      <style:text-properties style:font-name="Times New Roman" fo:font-size="12pt" officeooo:rsid="00b75a3b" officeooo:paragraph-rsid="00b75a3b" style:font-size-asian="12pt" style:font-size-complex="12pt"/>
    </style:style>
    <style:style style:name="P63" style:family="paragraph" style:parent-style-name="Text_20_body" style:list-style-name="L2">
      <style:paragraph-properties fo:text-align="end" style:justify-single-word="false"/>
      <style:text-properties style:font-name="Times New Roman" fo:font-size="12pt" officeooo:rsid="00c21bdd" officeooo:paragraph-rsid="00c21bdd" style:font-size-asian="12pt" style:font-size-complex="12pt"/>
    </style:style>
    <style:style style:name="P64" style:family="paragraph" style:parent-style-name="Text_20_body" style:list-style-name="L2">
      <style:paragraph-properties fo:text-align="center" style:justify-single-word="false"/>
      <style:text-properties style:font-name="Courier New" fo:font-size="12pt" fo:font-style="normal" officeooo:rsid="00bff7a7" officeooo:paragraph-rsid="00bff7a7" style:font-size-asian="12pt" style:font-style-asian="normal" style:font-size-complex="12pt" style:font-style-complex="normal"/>
    </style:style>
    <style:style style:name="P65" style:family="paragraph" style:parent-style-name="Text_20_body" style:list-style-name="L2">
      <style:paragraph-properties fo:text-align="end" style:justify-single-word="false"/>
      <style:text-properties style:font-name="Courier New" fo:font-size="12pt" fo:font-style="normal" officeooo:rsid="00b7108c" officeooo:paragraph-rsid="00bff7a7" style:font-size-asian="12pt" style:font-style-asian="normal" style:font-size-complex="12pt" style:font-style-complex="normal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paragraph-rsid="00c21bdd"/>
    </style:style>
    <style:style style:name="T1" style:family="text">
      <style:text-properties officeooo:rsid="008316b5"/>
    </style:style>
    <style:style style:name="T2" style:family="text">
      <style:text-properties officeooo:rsid="00b6ec7c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aa693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8b063" style:font-weight-asian="bold" style:font-weight-complex="bold"/>
    </style:style>
    <style:style style:name="T7" style:family="text">
      <style:text-properties officeooo:rsid="0000ea13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Times New Roman"/>
    </style:style>
    <style:style style:name="T10" style:family="text">
      <style:text-properties fo:color="#000000" loext:opacity="100%" style:font-name="Times New Roman" fo:font-weight="normal" style:font-weight-asian="normal" style:font-weight-complex="normal"/>
    </style:style>
    <style:style style:name="T11" style:family="text">
      <style:text-properties fo:color="#000000" loext:opacity="100%" style:font-name="Times New Roman" fo:font-weight="normal" officeooo:rsid="00aa6bad" style:font-weight-asian="normal" style:font-weight-complex="normal"/>
    </style:style>
    <style:style style:name="T12" style:family="text">
      <style:text-properties fo:color="#000000" loext:opacity="100%" style:font-name="Times New Roman" fo:font-style="italic"/>
    </style:style>
    <style:style style:name="T13" style:family="text">
      <style:text-properties fo:color="#000000" loext:opacity="100%" style:font-name="Times New Roman" fo:font-style="italic" fo:font-weight="normal" style:font-weight-asian="normal" style:font-weight-complex="normal"/>
    </style:style>
    <style:style style:name="T14" style:family="text">
      <style:text-properties fo:color="#000000" loext:opacity="100%" style:font-name="Times New Roman" fo:font-style="italic" style:font-style-asian="italic" style:font-style-complex="italic"/>
    </style:style>
    <style:style style:name="T15" style:family="text">
      <style:text-properties fo:color="#000000" loext:opacity="100%" style:font-name="Times New Roman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loext:opacity="100%" style:font-name="Times New Roman" fo:font-style="normal" style:font-style-asian="normal" style:font-style-complex="normal"/>
    </style:style>
    <style:style style:name="T17" style:family="text">
      <style:text-properties fo:color="#000000" loext:opacity="100%" style:font-name="Times New Roman" fo:font-style="normal" officeooo:rsid="001695b8" style:font-style-asian="normal" style:font-style-complex="normal"/>
    </style:style>
    <style:style style:name="T18" style:family="text">
      <style:text-properties fo:color="#000000" loext:opacity="100%" style:font-name="Times New Roman" officeooo:rsid="001695b8"/>
    </style:style>
    <style:style style:name="T19" style:family="text">
      <style:text-properties fo:color="#000000" loext:opacity="100%" style:font-name="Times New Roman" officeooo:rsid="00aa6bad"/>
    </style:style>
    <style:style style:name="T20" style:family="text">
      <style:text-properties fo:color="#000000" loext:opacity="100%" style:font-name="Courier New"/>
    </style:style>
    <style:style style:name="T21" style:family="text">
      <style:text-properties fo:color="#000000" loext:opacity="100%" style:font-name="Courier New" fo:font-weight="bold"/>
    </style:style>
    <style:style style:name="T22" style:family="text">
      <style:text-properties fo:color="#000000" loext:opacity="100%" style:font-name="Courier New" fo:font-weight="bold" officeooo:rsid="00aa6bad"/>
    </style:style>
    <style:style style:name="T23" style:family="text">
      <style:text-properties fo:color="#000000" loext:opacity="100%" style:font-name="Courier New" fo:font-style="normal" style:font-style-asian="normal" style:font-style-complex="normal"/>
    </style:style>
    <style:style style:name="T24" style:family="text">
      <style:text-properties fo:color="#000000" loext:opacity="100%" style:font-name="Courier New" fo:font-style="normal" fo:font-weight="bold" style:font-style-asian="normal" style:font-style-complex="normal"/>
    </style:style>
    <style:style style:name="T25" style:family="text">
      <style:text-properties officeooo:rsid="00aa6bad"/>
    </style:style>
    <style:style style:name="T26" style:family="text">
      <style:text-properties fo:font-size="10.1000003814697pt" style:font-size-asian="16.1000003814697pt" style:font-size-complex="16.1000003814697pt"/>
    </style:style>
    <style:style style:name="T27" style:family="text">
      <style:text-properties fo:font-size="10.1000003814697pt" officeooo:rsid="00b6ec7c" style:font-size-asian="16.1000003814697pt" style:font-size-complex="16.1000003814697pt"/>
    </style:style>
    <style:style style:name="T28" style:family="text">
      <style:text-properties officeooo:rsid="00b174c1"/>
    </style:style>
    <style:style style:name="T29" style:family="text">
      <style:text-properties style:font-name="Courier New"/>
    </style:style>
    <style:style style:name="T30" style:family="text">
      <style:text-properties style:font-name="Courier New" fo:font-style="normal" style:font-style-asian="normal" style:font-style-complex="normal"/>
    </style:style>
    <style:style style:name="T31" style:family="text">
      <style:text-properties style:font-name="Courier New" fo:font-style="normal" officeooo:rsid="00b7108c" style:font-style-asian="normal" style:font-style-complex="normal"/>
    </style:style>
    <style:style style:name="T32" style:family="text">
      <style:text-properties style:font-name="Courier New" officeooo:rsid="00b6ec7c"/>
    </style:style>
    <style:style style:name="T33" style:family="text">
      <style:text-properties style:font-name="Courier New" officeooo:rsid="00b75a3b"/>
    </style:style>
    <style:style style:name="T34" style:family="text">
      <style:text-properties style:font-name="Courier New" fo:font-size="10.5pt" style:font-size-asian="10.5pt" style:font-size-complex="10.5pt"/>
    </style:style>
    <style:style style:name="T35" style:family="text">
      <style:text-properties style:font-name="Courier New" fo:font-size="12pt" officeooo:rsid="00c21bdd" style:font-size-asian="12pt" style:font-size-complex="12pt"/>
    </style:style>
    <style:style style:name="T36" style:family="text">
      <style:text-properties officeooo:rsid="00b75a3b"/>
    </style:style>
    <style:style style:name="T37" style:family="text">
      <style:text-properties fo:color="#ffffff" loext:opacity="100%" style:font-name="Trebuchet MS3" fo:font-size="14pt" fo:font-style="normal" fo:font-weight="bold" officeooo:rsid="00bff56b" style:font-name-asian="Arial Unicode MS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T38" style:family="text">
      <style:text-properties officeooo:rsid="00bb744f"/>
    </style:style>
    <style:style style:name="T39" style:family="text">
      <style:text-properties officeooo:rsid="00bbedd8"/>
    </style:style>
    <style:style style:name="T40" style:family="text">
      <style:text-properties officeooo:rsid="00b8b063"/>
    </style:style>
    <style:style style:name="T41" style:family="text">
      <style:text-properties officeooo:rsid="00bc33c7"/>
    </style:style>
    <style:style style:name="T42" style:family="text">
      <style:text-properties officeooo:rsid="00bd5f63"/>
    </style:style>
    <style:style style:name="T43" style:family="text">
      <style:text-properties officeooo:rsid="00be3d7f"/>
    </style:style>
    <style:style style:name="T44" style:family="text">
      <style:text-properties officeooo:rsid="00c1b686"/>
    </style:style>
    <text:list-style style:name="L1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TP n°3 : <text:span text:style-name="T28">Processus, </text:span><text:span text:style-name="T40">premiers</text:span><text:span text:style-name="T28"> s</text:span>cripts BASH<text:line-break/><text:span text:style-name="T26">Administration Système – E</text:span><text:span text:style-name="T27">SIEE</text:span><text:span text:style-name="T26"> INFO1 - <text:s/></text:span><text:span text:style-name="T27">2024</text:span></text:h>
      <text:p text:style-name="P9"/>
      <text:p text:style-name="P5"><text:span text:style-name="T5">Objectifs du TP </text:span>: Connaître les commandes de la gestion des processus, <text:span text:style-name="T2">les redirections </text:span>et <text:span text:style-name="T2">programmer des scripts avec le</text:span> langage <text:span text:style-name="T2">BASH. </text:span></text:p>
      <text:p text:style-name="P6">Le fichier est à compléter puis à rendre sur elearning.</text:p>
      <text:p text:style-name="P5"/>
      <text:h text:style-name="Heading_20_2" text:outline-level="2">Gestion des processus</text:h>
      <text:list xml:id="list2450609400" text:style-name="L1">
        <text:list-header>
          <text:p text:style-name="P24"/>
        </text:list-header>
        <text:list-item>
          <text:p text:style-name="P24">Lancez votre machine virtuelle sous Linux </text:p>
        </text:list-item>
        <text:list-item>
          <text:p text:style-name="P24">Avec l'éditeur « vim » ou « nano », saisir ce programme, nommé « pg_erreur », dans <text:s/>le répertoire courant.</text:p>
          <text:p text:style-name="P24"/>
        </text:list-item>
      </text:list>
      <text:p text:style-name="P11">#!/bin/bash</text:p>
      <text:p text:style-name="P11">while (true)</text:p>
      <text:p text:style-name="P11">do</text:p>
      <text:p text:style-name="P11"><text:tab/>echo Bonjour</text:p>
      <text:p text:style-name="P11">done</text:p>
      <text:p text:style-name="P11"/>
      <text:list xml:id="list131624535108776" text:continue-numbering="true" text:style-name="L1">
        <text:list-item>
          <text:p text:style-name="P24">Enregistrez-le.</text:p>
        </text:list-item>
        <text:list-item>
          <text:p text:style-name="P24">Rendez-le fichier « pg_erreur » exécutable.</text:p>
        </text:list-item>
        <text:list-item>
          <text:p text:style-name="P24">Exécutez-le.</text:p>
        </text:list-item>
        <text:list-item>
          <text:p text:style-name="P24">Que se passe-t-il ?</text:p>
        </text:list-item>
      </text:list>
      <text:p text:style-name="P7"><text:tab/><text:span text:style-name="T41">Plusieurs bonjour dans le terminal.</text:span></text:p>
      <text:list xml:id="list131624254150695" text:continue-numbering="true" text:style-name="L1">
        <text:list-item>
          <text:p text:style-name="P24">Arrêtez le programme par Ctrl-C.</text:p>
          <text:p text:style-name="P24"/>
        </text:list-item>
        <text:list-item>
          <text:p text:style-name="P24">Relancez le programme mais en faisant suivre son nom par un « &amp; ».</text:p>
        </text:list-item>
        <text:list-item>
          <text:p text:style-name="P24">Arrêtez le programme par Ctrl-C. Que constatez-vous ?</text:p>
          <text:p text:style-name="P25">Il ne s’arrête pas.</text:p>
        </text:list-item>
        <text:list-item>
          <text:p text:style-name="P24">Pourquoi ?</text:p>
          <text:p text:style-name="P25">Car avec le &amp; je permet au terminal de faire plusieurs choses à la fois, et mon Ctr+C n’est pas sur le programme, il ne s’arrête donc pas.</text:p>
        </text:list-item>
        <text:list-item>
          <text:p text:style-name="P24">Allez sur TTY2 et connectez-vous <text:span text:style-name="T7">(Ctrl Droit + F2)</text:span></text:p>
        </text:list-item>
        <text:list-item>
          <text:p text:style-name="P24">La commande « ps » liste tous les processus actifs de la session utilisateur. Quelle commande doit-t-on taper pour voir tous les processus en cours ?</text:p>
          <text:p text:style-name="P25">Pour voir les ps en cours il faut utiliser la commande ps -<text:span text:style-name="T42">aux</text:span></text:p>
        </text:list-item>
        <text:list-item>
          <text:p text:style-name="P24">Recherchez le s<text:span text:style-name="T25">cript</text:span> que vous venez d'écrire. Comment le reconnaissez-vous ?</text:p>
          <text:p text:style-name="P25">Il est à la fin de la liste et il possède le même nom que le fichier.</text:p>
        </text:list-item>
        <text:list-item>
          <text:p text:style-name="P24">Quel est son identifiant ?</text:p>
          <text:p text:style-name="P25">Son PID est 412546</text:p>
        </text:list-item>
        <text:list-item>
          <text:p text:style-name="P24">Quel est l'identifiant de son père ?</text:p>
          <text:p text:style-name="P25">Son père est <text:s/><text:span text:style-name="T42">bash avec comme PID </text:span>399319.</text:p>
        </text:list-item>
        <text:list-item>
          <text:p text:style-name="P24">Lancer la commande « top ». Où est situé le programme « pg-erreur » ?</text:p>
          <text:p text:style-name="P26">C’est le premier processus de la liste.</text:p>
        </text:list-item>
        <text:list-item>
          <text:p text:style-name="P24">Quel est le processus qui consomme le plus de temps processeur ?</text:p>
          <text:p text:style-name="P26">C’est notre programme pg_erreur avec dans mon cas 37,2 % d’utilisation du CPU.</text:p>
        </text:list-item>
        <text:list-item>
          <text:p text:style-name="P24">Quittez « top » en appuyant sur « q ».</text:p>
        </text:list-item>
        <text:list-item>
          <text:p text:style-name="P24">Tuez le processus de « pg-erreur » à l'aide de la commande « kill » <text:span text:style-name="T25">(ou avec « top »)</text:span>.</text:p>
        </text:list-item>
        <text:list-item>
          <text:p text:style-name="P24">Vérifiez avec « top » que tout est rentré dans l’ordre. Comment le voyez-vous ?</text:p>
          <text:p text:style-name="P26">Il n’y a pas de gros programme qui consomme beaucoup de CPU, donc tout est dans l’ordre.</text:p>
          <text:p text:style-name="P24"><text:soft-page-break/></text:p>
        </text:list-item>
        <text:list-item>
          <text:p text:style-name="P27">Relancez à nouveau le script précédent, et interrompez-le avec la commande Ctrl-Z, que se passe-t'il ?</text:p>
          <text:p text:style-name="P26">Le script est <text:span text:style-name="T43">mis en pause</text:span>.</text:p>
        </text:list-item>
        <text:list-item>
          <text:p text:style-name="P27">Tapez la commande « fg », que se passe-t'il ?</text:p>
          <text:p text:style-name="P28">Le programme se lance à nouveau.</text:p>
        </text:list-item>
        <text:list-item>
          <text:p text:style-name="P27">Tapez à nouveau Ctrl-Z, puis tapez la commande « bg », que se passe-t'il ? Et comment se sortir de cette situation ?</text:p>
          <text:p text:style-name="P28">Le programme est relancé mais il n’est pas interactif, pour le stopper il faut trouver sont PID et kill le processus dans un autre terminal.</text:p>
        </text:list-item>
        <text:list-item>
          <text:p text:style-name="P29">Expliquer brièvement le fonctionnement des commandes « nice » et « nohup »</text:p>
        </text:list-item>
      </text:list>
      <text:p text:style-name="P8">NICE permet de mettre une valeur de priorité à un processus pour que le CPU lui donne plus ou moins de temps d’exécution (une valeur faible à plus de temps de CPU qu’une valeur forte).<text:line-break/>NOHUP permet à un programme de fonctionner même si le terminal est fermé.</text:p>
      <text:list xml:id="list131624566424554" text:continue-numbering="true" text:style-name="L1">
        <text:list-header>
          <text:p text:style-name="P24"/>
        </text:list-header>
      </text:list>
      <text:p text:style-name="P2"/>
      <text:h text:style-name="P21" text:outline-level="2">Redirections<text:tab/></text:h>
      <text:list text:style-name="L2">
        <text:list-item>
          <text:p text:style-name="P58"><text:span text:style-name="T2">Trouver </text:span>une commande <text:span text:style-name="T2">afin</text:span> de créer un fichier <text:span text:style-name="T29">/home/user/</text:span><text:span text:style-name="T32">fichiers</text:span><text:span text:style-name="T29"> </text:span><text:span text:style-name="T36">(user est votre nom d’utilisateur) </text:span>contenant les noms des fichiers contenus dans le répertoire<text:span text:style-name="T30"> </text:span><text:span text:style-name="T31">/var/log </text:span></text:p>
          <text:p text:style-name="P64">Voici la commande que j’ai utilisé : </text:p>
          <text:p text:style-name="P65">ls /var/log/ &gt; /home/tpreseau/fichiers </text:p>
        </text:list-item>
        <text:list-item>
          <text:p text:style-name="P59"><text:span text:style-name="T2">Trouver</text:span> une commande <text:span text:style-name="T2">qui </text:span>ajoute les noms des fichiers du répertoire <text:span text:style-name="T30">/</text:span><text:span text:style-name="T31">etc</text:span><text:span text:style-name="T30"> </text:span>au fichier créé à la question précédente.</text:p>
          <text:p text:style-name="P60"><text:s/>/etc &gt;&gt; /home/tpreseau/fichiers <text:span text:style-name="T44">permet d’ajouter les noms des fichiers de etc à notre fichier.</text:span></text:p>
        </text:list-item>
        <text:list-item>
          <text:p text:style-name="P59"><text:span text:style-name="T36">Trouver</text:span> une commande <text:span text:style-name="T36">qui</text:span> crée un deuxième fichier <text:span text:style-name="T29">/home/user/</text:span><text:span text:style-name="T33">fichiers</text:span><text:span text:style-name="T29">_trie</text:span> résultat du tri du premier fichier <text:span text:style-name="T36">(</text:span>la commande sort permet de trier les lignes d’un fichier<text:span text:style-name="T36">).</text:span></text:p>
          <text:p text:style-name="P61">Voici la commande que j’ai utilisé :<text:line-break/> cat <text:s/>/home/tpreseau/fichiers &gt; /home/tpreseau/fichiers_trie | sort /home/tpreseau/fichiers_trie</text:p>
        </text:list-item>
        <text:list-item>
          <text:p text:style-name="P62">Avec l’aide de <text:span text:style-name="T29">cat</text:span>, trouver une commande qui permet de concaténer les deux fichiers précédents dans un seul fichier nommé <text:span text:style-name="T29">tout</text:span></text:p>
          <text:p text:style-name="P66"><text:span text:style-name="T35">Voici la commande :<text:line-break/></text:span><text:span text:style-name="T34">cat /home/tpreseau/fichiers /home/tpreseau/fichiers_trie | <text:line-break/>sort &gt; /home/tpreseau/tout</text:span></text:p>
        </text:list-item>
        <text:list-item>
          <text:p text:style-name="P62">Trouver une commande qui compte le nombre de processus lancés sur votre machine. </text:p>
          <text:p text:style-name="P63">Voici la commande utilisée :ps -ax | wc -l</text:p>
        </text:list-item>
      </text:list>
      <text:h text:style-name="P22" text:outline-level="2">Quelques scripts simples</text:h>
      <text:p text:style-name="P3"/>
      <text:list xml:id="list4268330496" text:style-name="L3">
        <text:list-item>
          <text:p text:style-name="P30">Écrivez et testez les exercices du cours sur Bash (<text:span text:style-name="T5">Exercices 1 jusqu'à </text:span><text:span text:style-name="T6">3</text:span>).</text:p>
          <text:list>
            <text:list-header>
              <text:p text:style-name="P32">Script 1 :</text:p>
              <text:list>
                <text:list-header>
                  <text:p text:style-name="P32"># !/bin/bash</text:p>
                  <text:p text:style-name="P32">r=1</text:p>
                  <text:p text:style-name="P32">w=2</text:p>
                  <text:p text:style-name="P32">x=3</text:p>
                  <text:p text:style-name="P32">somme=$((r+w+x))</text:p>
                  <text:p text:style-name="P32">echo $somme</text:p>
                </text:list-header>
              </text:list>
              <text:p text:style-name="P33"/>
              <text:list>
                <text:list-item>
                  <text:list>
                    <text:list-header>
                      <text:p text:style-name="P33"><text:s/><text:tab/>Script 2 : <text:line-break/><text:tab/><text:tab/>#!/bin/bash</text:p>
                    </text:list-header>
                  </text:list>
                  <text:p text:style-name="P33"><text:s/><text:tab/><text:tab/>date +"%A %d %B %Y %H:%M:%S (UTC%:z)"</text:p>
                </text:list-item>
              </text:list>
              <text:p text:style-name="P32">Script 3 :</text:p>
              <text:list text:continue-numbering="true">
                <text:list-header>
                  <text:p text:style-name="P32">#!/bin/bash</text:p>
                  <text:p text:style-name="P32">echo <text:s/>Mon login de connexion est : $USER</text:p>
                  <text:p text:style-name="P32">echo <text:s/>Mon répertoire courant est : $(pwd)</text:p>
                </text:list-header>
              </text:list>
            </text:list-header>
          </text:list>
        </text:list-item>
      </text:list>
      <text:p text:style-name="P12"/>
      <text:p text:style-name="P13"/>
      <text:list xml:id="list131625573062397" text:continue-numbering="true" text:style-name="L3">
        <text:list-item>
          <text:p text:style-name="P46"><text:span text:style-name="T10">Ecri</text:span><text:span text:style-name="T11">vez</text:span><text:span text:style-name="T10"> un script nommé </text:span><text:span text:style-name="T13">deuxfois</text:span><text:span text:style-name="T10"> </text:span><text:span text:style-name="T15">qui affiche le message "Entrez un mot : ", lit le mot saisi par l'utilisateur puis affiche ce mot deux fois sur la même ligne. </text:span></text:p>
          <text:p text:style-name="P46"><text:span text:style-name="T16">Exemple: </text:span><text:span text:style-name="T23">$ ./</text:span><text:span text:style-name="T24">deuxfois</text:span><text:span text:style-name="T23"> </text:span></text:p>
          <text:p text:style-name="P46"><text:span text:style-name="T20">Entrez un mot : </text:span><text:span text:style-name="T21">toto </text:span></text:p>
          <text:p text:style-name="P52">toto toto</text:p>
          <text:p text:style-name="P52">$</text:p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#!/bin/bash</text:p>
            <text:p text:style-name="Table_20_Contents"/>
            <text:p text:style-name="Table_20_Contents">echo Entrez un mot :</text:p>
            <text:p text:style-name="Table_20_Contents">read -r ans</text:p>
            <text:p text:style-name="Table_20_Contents">echo $ans $ans</text:p>
          </table:table-cell>
        </table:table-row>
      </table:table>
      <text:list xml:id="list131624239148133" text:continue-numbering="true" text:style-name="L3">
        <text:list-header>
          <text:p text:style-name="P54"/>
        </text:list-header>
        <text:list-item>
          <text:p text:style-name="P47"><text:span text:style-name="T10">Ecrire un script nommé </text:span><text:span text:style-name="T13">untrois</text:span><text:span text:style-name="T10"> </text:span><text:span text:style-name="T15">qui demande à l'utilisateur de saisir une suite de mots constituée d'au moins trois mots et qui affiche sur la même ligne le premier et le troisième mot saisis. </text:span></text:p>
          <text:p text:style-name="P47"><text:span text:style-name="T14">Exemple </text:span><text:span text:style-name="T9">: </text:span><text:span text:style-name="T20">$ ./</text:span><text:span text:style-name="T21">untrois</text:span><text:span text:style-name="T20"> </text:span></text:p>
          <text:p text:style-name="P47"><text:span text:style-name="T20">Entrez une suite de mots : </text:span><text:span text:style-name="T21">un petit coucou de </text:span><text:span text:style-name="T22">Pornichet</text:span><text:span text:style-name="T21"> </text:span></text:p>
          <text:p text:style-name="P53">un coucou </text:p>
          <text:p text:style-name="P55">Voici mon programme :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#!/bin/bash</text:p>
            <text:p text:style-name="P19">echo Entrez une suite de mots :</text:p>
            <text:p text:style-name="P19">read -r ans</text:p>
            <text:p text:style-name="P19">un=$(echo $ans | cut -d' ' -f1)</text:p>
            <text:p text:style-name="P19">trois=$(echo $ans | cut -d' ' -f3)</text:p>
            <text:p text:style-name="P19">echo $un <text:s/>$trois</text:p>
          </table:table-cell>
        </table:table-row>
      </table:table>
      <text:list xml:id="list131624845795211" text:continue-numbering="true" text:style-name="L3">
        <text:list-header>
          <text:p text:style-name="P56"/>
        </text:list-header>
        <text:list-item>
          <text:p text:style-name="P47"><text:span text:style-name="T17">Écrire</text:span><text:span text:style-name="T9"> le</text:span><text:span text:style-name="T18">s</text:span><text:span text:style-name="T9"> expressions génériques qui correspondent aux motifs suivants :</text:span></text:p>
        </text:list-item>
      </text:list>
      <text:p text:style-name="P14">1.Les mots qui commencent par un caractère quelconque, et qui se terminent par un h</text:p>
      <text:p text:style-name="P15">^.+h$</text:p>
      <text:p text:style-name="P14">2.Les mots qui contiennent la chaine ftp mais qui ne commencent pas par un f</text:p>
      <text:p text:style-name="P15">^([^fF]).*(ftp).*$</text:p>
      <text:p text:style-name="P14">3.Les mots qui contiennent deux fois au moins une des lettres parmi A, B ou C</text:p>
      <text:p text:style-name="P17">^(.*([abc]).*?([abc]).*)$</text:p>
      <text:p text:style-name="P18">4.Les mots de 4 caractères qui commencent par une lettre majuscule.</text:p>
      <text:p text:style-name="P16">^[A-Z](.){3}$</text:p>
      <text:list xml:id="list131624921886151" text:continue-numbering="true" text:style-name="L3">
        <text:list-item>
          <text:p text:style-name="P31"><text:span text:style-name="T8">Écrivez un script qui demande à l'utilisateur de saisir un nombre de bits et qui affiche un </text:span>message d'erreur si cette valeur est inférieure à 0, ou alors la conversion de cette valeur en nombre d'octets.</text:p>
          <text:p text:style-name="P34">Voir programme nbBits</text:p>
          <text:p text:style-name="P35"/>
        </text:list-item>
        <text:list-item>
          <text:p text:style-name="P48"><text:span text:style-name="T3">Reprenez l</text:span><text:span text:style-name="T4">e point précédent</text:span><text:span text:style-name="T3">, et faites en sorte que le programme se répète tant que l'utilisateur n'a pas saisie la touche q. A la fin de l'exécution le script doit afficher la somme totale des valeurs saisies en nombre d'octets.</text:span></text:p>
          <text:p text:style-name="P36">Voir programme nbSommeBits</text:p>
        </text:list-item>
        <text:list-item>
          <text:p text:style-name="P50"><text:span text:style-name="T9">Reprenez l</text:span><text:span text:style-name="T19">e point précédent</text:span><text:span text:style-name="T9">, et faites en sorte que la valeur saisie puisse être donnée en paramètre au programme, ou bien être saisie si elle n'a pas été trouvée en paramètre.</text:span></text:p>
          <text:p text:style-name="P51"><text:soft-page-break/><text:span text:style-name="T9">Fichier nbCommeBits mis à jour.</text:span></text:p>
          <text:p text:style-name="P57"/>
        </text:list-item>
        <text:list-item>
          <text:p text:style-name="P47"><text:span text:style-name="T12">Rappel:</text:span><text:span text:style-name="T9"> Les variables </text:span><text:span text:style-name="T20">$1,$2,$3…</text:span><text:span text:style-name="T9"> désigne les valeurs des arguments passés à un script. </text:span></text:p>
          <text:p text:style-name="P47"><text:span text:style-name="T9">En utilisant une structure </text:span><text:span text:style-name="T14">case</text:span><text:span text:style-name="T16">, é</text:span><text:span text:style-name="T9">crire un script nommé </text:span><text:span text:style-name="T14">3car</text:span><text:span text:style-name="T9"> qui prend en argument une chaîne de caractères et qui affiche OK si la </text:span><text:span text:style-name="T19">chaîne</text:span><text:span text:style-name="T9"> est composé de 3 caractères seulement. Si il y en a plus il affiche un message d'erreur, sinon il n'affiche rien.</text:span></text:p>
          <text:p text:style-name="P49"><text:span text:style-name="T9">Voir <text:s/>le fichier <text:s/>3car.</text:span></text:p>
        </text:list-item>
      </text:list>
      <text:h text:style-name="P23" text:outline-level="2"><text:span text:style-name="T37">Recherches</text:span> avec grep</text:h>
      <text:p text:style-name="P10"/>
      <text:p text:style-name="P4">La fonction grep permet de faire des recherches dans les lignes d’un fichier ou d’un flux à partir d’une expression régulière <text:span text:style-name="T38">(avec l’option -e)</text:span></text:p>
      <text:p text:style-name="P4"><text:s/></text:p>
      <text:p text:style-name="P4"><text:span text:style-name="T39">V</text:span><text:span text:style-name="T38">ous êtes invités à lire le manuel pour la réalisation de cet exercice </text:span><text:span text:style-name="T39">afin de répondre aux questions suivantes (une ligne de commande suffit pour y répondre)</text:span><text:span text:style-name="T38"> : </text:span></text:p>
      <text:p text:style-name="P4"/>
      <text:list xml:id="list481180923" text:style-name="L4">
        <text:list-item>
          <text:p text:style-name="P37">A combien de groupes appartient votre utilisateur sur votre machine ?</text:p>
          <text:p text:style-name="P43">Mon utilisateur principal est dans 11 groupes, j’ai utilisé la commande suivante :</text:p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grep -w baptiste /etc/group | wc -l</text:p>
          </table:table-cell>
        </table:table-row>
      </table:table>
      <text:list xml:id="list131624695984412" text:continue-numbering="true" text:style-name="L4">
        <text:list-header>
          <text:p text:style-name="P37"/>
          <text:p text:style-name="P37"/>
        </text:list-header>
        <text:list-item>
          <text:p text:style-name="P39">Combien il y a-t-il de fichiers exécutables par tout le monde dans le répertoire /<text:span text:style-name="T39">usr/bin</text:span> ?</text:p>
          <text:p text:style-name="P43">J’ai eu comme résultat 1271 fichiers, pour cela j’ai utilisé la commande suivante :</text:p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ls -l /usr/bin | grep '^-..x..x..x' | wc -l</text:p>
          </table:table-cell>
        </table:table-row>
      </table:table>
      <text:list xml:id="list131626039724123" text:continue-numbering="true" text:style-name="L4">
        <text:list-header>
          <text:p text:style-name="P42"/>
          <text:p text:style-name="P39"/>
        </text:list-header>
        <text:list-item>
          <text:p text:style-name="P39">Combien de <text:span text:style-name="T39">script bash</text:span> utilisant avez-vous écrit <text:span text:style-name="T39">pour ce cours (contenant la chaîne d’appel # !/bin/bash » ? Afficher également les noms des fichiers</text:span></text:p>
          <text:p text:style-name="P44">Voici la commande pour afficher les fichiers avec cette première ligne :</text:p>
        </text:list-item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or file in *; do head -n 1 "$file" | grep -q '^#!/bin/bash' &amp;&amp; echo "$file"; done</text:p>
          </table:table-cell>
        </table:table-row>
      </table:table>
      <text:list xml:id="list131625297664569" text:continue-numbering="true" text:style-name="L4">
        <text:list-header>
          <text:p text:style-name="P40"/>
        </text:list-header>
        <text:list-item>
          <text:p text:style-name="P37">Combien y a-t-il de lignes vides dans la documentation de bash ?</text:p>
          <text:p text:style-name="P44">Il y a 4489 lignes dans la documentation de bash (depuis man bash), voici la commande :</text:p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<text:s/>man bash | wc -l</text:p>
          </table:table-cell>
        </table:table-row>
      </table:table>
      <text:p text:style-name="P38"/>
      <text:list xml:id="list131624163847021" text:continue-numbering="true" text:style-name="L4">
        <text:list-item>
          <text:p text:style-name="P41">Afficher les numéro de tous les processus (PID) de votre utilisateur courant <text:tab/></text:p>
          <text:p text:style-name="P44">Voici la commande :</text:p>
        </text:list-item>
      </text:list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>ps -Ao pid,user | grep -w baptiste | awk '{print $1}'</text:p>
          </table:table-cell>
        </table:table-row>
      </table:table>
      <text:list xml:id="list131624306510614" text:continue-numbering="true" text:style-name="L4">
        <text:list-header>
          <text:p text:style-name="P45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adornments="Normal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Times New Roman" svg:font-family="'Times New Roman'" style:font-family-generic="roman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Trebuchet MS2" svg:font-family="'Trebuchet MS'" style:font-adornments="Gras" style:font-family-generic="swiss" style:font-pitch="variable"/>
    <style:font-face style:name="Trebuchet MS3" svg:font-family="'Trebuchet MS'" style:font-adornments="Norm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rebuchet MS" fo:font-size="11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rebuchet MS" fo:font-size="11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.498cm" fo:margin-right="0cm" fo:text-align="start" style:justify-single-word="false" fo:text-indent="-0.635cm" style:auto-text-indent="false" style:page-number="auto">
        <style:tab-stops>
          <style:tab-stop style:position="1.752cm"/>
        </style:tab-stops>
      </style:paragraph-properties>
      <style:text-properties style:font-name="Trebuchet MS1" fo:font-family="'Trebuchet M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0cm" style:auto-text-indent="false"/>
      <style:text-properties style:font-name="Courier New" fo:font-family="'Courier New'" style:font-family-generic="modern" style:font-pitch="fixed" officeooo:rsid="007269fe" fo:background-color="transparent"/>
    </style:style>
    <style:style style:name="List" style:family="paragraph" style:parent-style-name="Text_20_body" style:class="list">
      <style:text-properties style:font-name="Trebuchet MS" fo:font-family="'Trebuchet MS'" style:font-family-generic="swiss" fo:font-size="12pt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rebuchet MS" fo:font-family="'Trebuchet M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fo:font-family="'Trebuchet MS'" style:font-family-generic="swiss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280099" draw:opacity="100%"/>
      <style:paragraph-properties fo:margin-top="0cm" fo:margin-bottom="0.21cm" style:contextual-spacing="false" fo:text-align="center" style:justify-single-word="false" style:page-number="auto" fo:background-color="#280099" style:shadow="none"/>
      <style:text-properties fo:color="#ffffff" loext:opacity="100%" style:font-name="Trebuchet MS2" fo:font-family="'Trebuchet M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0047ff" draw:opacity="100%"/>
      <style:paragraph-properties fo:background-color="#0047ff"/>
      <style:text-properties fo:color="#ffffff" loext:opacity="100%" style:font-name="Trebuchet MS3" fo:font-family="'Trebuchet MS'" style:font-style-name="Normal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00b8ff" draw:opacity="100%"/>
      <style:paragraph-properties style:page-number="auto" fo:background-color="#00b8ff" style:shadow="none" text:number-lines="true" text:line-number="1"/>
      <style:text-properties fo:color="#ffffff" loext:opacity="100%" style:font-name="Trebuchet MS2" fo:font-family="'Trebuchet MS'" style:font-style-name="Gras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ff3366" draw:opacity="100%"/>
      <style:paragraph-properties fo:margin-left="0.76cm" fo:margin-right="0cm" fo:margin-top="0.21cm" fo:margin-bottom="0.21cm" style:contextual-spacing="false" fo:text-indent="0cm" style:auto-text-indent="false" fo:background-color="#ff3366">
        <style:tab-stops/>
      </style:paragraph-properties>
      <style:text-properties style:font-name="Trebuchet MS3" fo:font-family="'Trebuchet MS'" style:font-style-name="Normal" style:font-family-generic="swiss" style:font-pitch="variable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Démo" style:family="paragraph" style:parent-style-name="Standard" style:class="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>
        <style:tab-stops>
          <style:tab-stop style:position="0.499cm"/>
        </style:tab-stops>
      </style:paragraph-properties>
      <style:text-properties fo:color="#000000" loext:opacity="100%" style:font-name="Monaco" fo:font-family="Monaco" style:font-style-name="Normal" style:font-family-generic="modern" style:font-pitch="fixed" fo:font-size="8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officeooo:rsid="008316b5"/>
    </style:style>
    <style:style style:name="MT2" style:family="text">
      <style:text-properties officeooo:rsid="00b6ec7c"/>
    </style:style>
    <style:page-layout style:name="Mpm1">
      <style:page-layout-properties fo:page-width="21.001cm" fo:page-height="29.7cm" style:num-format="1" style:print-orientation="portrait" fo:margin-top="1.312cm" fo:margin-bottom="1.596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TP3 : Administration Système – E</text:span><text:span text:style-name="MT2">SIEE</text:span><text:span text:style-name="MT1"> – INFO1 <text:s/>- C. Boin<text:tab/></text:span><text:tab/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7-17T21:45:34</meta:creation-date>
    <dc:date>2024-10-16T13:16:23.819227664</dc:date>
    <meta:editing-duration>P30DT2H49M52S</meta:editing-duration>
    <meta:editing-cycles>205</meta:editing-cycles>
    <meta:generator>LibreOffice/7.4.7.2$Linux_X86_64 LibreOffice_project/40$Build-2</meta:generator>
    <meta:print-date>2017-09-11T08:47:44.340893483</meta:print-date>
    <meta:document-statistic meta:table-count="7" meta:image-count="0" meta:object-count="0" meta:page-count="5" meta:paragraph-count="132" meta:word-count="1417" meta:character-count="7944" meta:non-whitespace-character-count="6657"/>
  </office:meta>
</office:document-meta>
</file>